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17cm" fo:min-width="1.833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083cm" fo:min-width="1.83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22cm" fo:min-width="0.67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084cm" fo:min-width="0.33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0.35cm" fo:min-width="1.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2.15cm" fo:min-width="1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0.35cm" fo:min-width="2.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top" draw:auto-grow-height="false" fo:min-height="2.15cm" fo:min-width="2.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25cm" fo:min-width="0.75cm"/>
      <style:paragraph-properties style:writing-mode="lr-tb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64cm" fo:min-width="2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top" draw:auto-grow-height="false" fo:min-height="1.536cm" fo:min-width="2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top" draw:auto-grow-height="false" fo:min-height="2.536cm" fo:min-width="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0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25cm" fo:min-width="0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06cm" fo:min-width="1.5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 fo:min-height="1.694cm" fo:min-width="1.5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5cm" fo:min-width="1.05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104cm" fo:min-width="0.702cm"/>
      <style:paragraph-properties style:writing-mode="lr-tb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3.15cm" fo:min-width="2.5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25cm" fo:min-width="0.7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5cm" fo:min-width="0.6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06cm" fo:min-width="2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top" draw:auto-grow-height="false" fo:min-height="2.694cm" fo:min-width="2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top" draw:auto-grow-height="false" fo:min-height="1.194cm" fo:min-width="2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35cm" fo:min-width="0.75cm"/>
      <style:paragraph-properties style:writing-mode="lr-tb"/>
    </style:style>
    <style:style style:name="gr38" style:family="graphic" style:parent-style-name="standard">
      <style:graphic-properties svg:stroke-width="0.018cm" draw:marker-start-width="0.327cm" draw:marker-end-width="0.327cm" draw:textarea-horizontal-align="center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textarea-horizontal-align="justify" draw:textarea-vertical-align="middle" draw:auto-grow-height="false" fo:min-height="0.417cm" fo:min-width="1.833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top" draw:auto-grow-height="false" fo:min-height="1.083cm" fo:min-width="1.833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top" draw:auto-grow-height="false" fo:min-height="2.583cm" fo:min-width="1.83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17cm" fo:min-width="3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top" draw:auto-grow-height="false" fo:min-height="2.083cm" fo:min-width="3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top" draw:auto-grow-height="false" fo:min-height="2.083cm" fo:min-width="1.833cm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334cm" fo:min-width="0.7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-color="#ffffff"/>
      <style:paragraph-properties fo:text-align="start"/>
      <style:text-properties fo:font-size="10pt"/>
    </style:style>
    <style:style style:name="P4" style:family="paragraph">
      <loext:graphic-properties draw:fill-color="#ffffff"/>
      <style:paragraph-properties fo:text-align="center"/>
      <style:text-properties fo:font-size="10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text-properties fo:language="es" fo:country="ES"/>
    </style:style>
    <style:style style:name="P11" style:family="paragraph">
      <loext:graphic-properties draw:fill="none" draw:fill-color="#ffffff"/>
      <style:text-properties fo:language="es" fo:country="ES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size="10pt" style:text-underline-style="none"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start"/>
      <style:text-properties fo:font-size="10pt"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size-asian="10pt" style:font-size-complex="1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s" fo:country="ES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text-underline-style="dash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1cm" svg:x="0cm" svg:y="0cm">
          <draw:text-box>
            <text:p>Modelos</text:p>
          </draw:text-box>
        </draw:frame>
        <draw:custom-shape draw:style-name="gr2" draw:text-style-name="P2" draw:layer="layout" svg:width="2.333cm" svg:height="0.667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10.5cm" svg:y="8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13.833cm" svg:y="9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15cm" svg:y="12cm">
          <draw:text-box>
            <text:p text:style-name="P5">1</text:p>
          </draw:text-box>
        </draw:frame>
        <draw:frame draw:style-name="gr6" draw:text-style-name="P6" draw:layer="layout" svg:width="1cm" svg:height="0.645cm" svg:x="15cm" svg:y="11cm">
          <draw:text-box>
            <text:p text:style-name="P5">N</text:p>
          </draw:text-box>
        </draw:frame>
        <draw:frame draw:style-name="gr6" draw:text-style-name="P6" draw:layer="layout" svg:width="1.5cm" svg:height="0.645cm" svg:x="13.5cm" svg:y="11cm">
          <draw:text-box>
            <text:p text:style-name="P5">(0,N)</text:p>
          </draw:text-box>
        </draw:frame>
        <draw:frame draw:style-name="gr6" draw:text-style-name="P6" draw:layer="layout" svg:width="1.5cm" svg:height="0.645cm" svg:x="12cm" svg:y="11cm">
          <draw:text-box>
            <text:p text:style-name="P5">(1,N)</text:p>
          </draw:text-box>
        </draw:frame>
        <draw:frame draw:style-name="gr6" draw:text-style-name="P6" draw:layer="layout" svg:width="1.5cm" svg:height="0.645cm" svg:x="10.5cm" svg:y="11cm">
          <draw:text-box>
            <text:p text:style-name="P5">(N,N)</text:p>
          </draw:text-box>
        </draw:frame>
        <draw:custom-shape draw:style-name="gr7" draw:text-style-name="P7" draw:layer="layout" svg:width="1.666cm" svg:height="0.666cm" svg:x="13.801cm" svg:y="7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10.5cm" svg:y="12cm">
          <draw:text-box>
            <text:p text:style-name="P5">(0,1)</text:p>
          </draw:text-box>
        </draw:frame>
        <draw:frame draw:style-name="gr6" draw:text-style-name="P6" draw:layer="layout" svg:width="1.5cm" svg:height="0.645cm" svg:x="12cm" svg:y="12cm">
          <draw:text-box>
            <text:p text:style-name="P5">(1,1)</text:p>
          </draw:text-box>
        </draw:frame>
      </draw:page>
      <draw:page draw:name="page2" draw:style-name="dp1" draw:master-page-name="Default">
        <draw:frame draw:style-name="gr1" draw:text-style-name="P1" draw:layer="layout" svg:width="4.5cm" svg:height="1.673cm" svg:x="0cm" svg:y="0cm">
          <draw:text-box>
            <text:p>1. Recetas de Cócteles</text:p>
          </draw:text-box>
        </draw:frame>
        <draw:custom-shape draw:style-name="gr8" draw:text-style-name="P2" draw:layer="layout" svg:width="2cm" svg:height="0.6cm" svg:x="8.5cm" svg:y="8.5cm">
          <text:p text:style-name="P2">Ingrediente</text:p>
          <draw:enhanced-geometry svg:viewBox="0 0 21600 21600" draw:type="rectangle" draw:enhanced-path="M 0 0 L 21600 0 21600 21600 0 21600 0 0 Z N"/>
        </draw:custom-shape>
        <draw:custom-shape draw:style-name="gr9" draw:text-style-name="P3" xml:id="id3" draw:id="id3" draw:layer="layout" svg:width="2cm" svg:height="2.4cm" svg:x="8.5cm" svg:y="9.1cm">
          <text:p text:style-name="P8"><text:span text:style-name="T1">ID</text:span></text:p>
          <text:p text:style-name="P8">Nombre</text:p>
          <text:p text:style-name="P8">Calorias</text:p>
          <text:p text:style-name="P8">Foto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0.6cm" svg:x="18cm" svg:y="8.5cm">
          <text:p text:style-name="P2">Coctel</text:p>
          <draw:enhanced-geometry svg:viewBox="0 0 21600 21600" draw:type="rectangle" draw:enhanced-path="M 0 0 L 21600 0 21600 21600 0 21600 0 0 Z N"/>
        </draw:custom-shape>
        <draw:custom-shape draw:style-name="gr11" draw:text-style-name="P3" xml:id="id2" draw:id="id2" draw:layer="layout" svg:width="3cm" svg:height="2.4cm" svg:x="18cm" svg:y="9.1cm">
          <text:p text:style-name="P8"><text:span text:style-name="T1">ID</text:span></text:p>
          <text:p text:style-name="P8">Nombre</text:p>
          <text:p text:style-name="P8">Calorias (CALC)</text:p>
          <text:p text:style-name="P8">Descripcion</text:p>
          <draw:enhanced-geometry svg:viewBox="0 0 21600 21600" draw:type="rectangle" draw:enhanced-path="M 0 0 L 21600 0 21600 21600 0 21600 0 0 Z N"/>
        </draw:custom-shape>
        <draw:custom-shape draw:style-name="gr12" draw:text-style-name="P7" xml:id="id1" draw:id="id1" draw:layer="layout" svg:width="2.5cm" svg:height="1cm" svg:x="13cm" svg:y="9.8cm">
          <text:p text:style-name="P2"><text:span text:style-name="T2">Compue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15.5cm" svg:y1="10.3cm" svg:x2="18cm" svg:y2="10.3cm" draw:start-shape="id1" draw:start-glue-point="7" draw:end-shape="id2" draw:end-glue-point="3" svg:d="M15500 10300h2500" svg:viewBox="0 0 2501 1">
          <text:p/>
        </draw:connector>
        <draw:connector draw:style-name="gr14" draw:text-style-name="P9" draw:layer="layout" svg:x1="13cm" svg:y1="10.3cm" svg:x2="10.5cm" svg:y2="10.3cm" draw:start-shape="id1" draw:start-glue-point="5" draw:end-shape="id3" draw:end-glue-point="1" svg:d="M13000 10300h-2500" svg:viewBox="0 0 2501 1">
          <text:p/>
        </draw:connector>
        <draw:frame draw:style-name="gr5" draw:text-style-name="P6" draw:layer="layout" svg:width="1cm" svg:height="0.645cm" svg:x="17.1cm" svg:y="9.7cm">
          <draw:text-box>
            <text:p text:style-name="P5">N</text:p>
          </draw:text-box>
        </draw:frame>
        <draw:frame draw:style-name="gr15" draw:text-style-name="P6" draw:layer="layout" svg:width="0.9cm" svg:height="0.645cm" svg:x="10.6cm" svg:y="9.7cm">
          <draw:text-box>
            <text:p text:style-name="P5">N</text:p>
          </draw:text-box>
        </draw:frame>
        <draw:frame draw:style-name="gr6" draw:text-style-name="P6" draw:layer="layout" svg:width="1.5cm" svg:height="0.645cm" svg:x="10.3cm" svg:y="10.3cm">
          <draw:text-box>
            <text:p text:style-name="P5">(1,N)</text:p>
          </draw:text-box>
        </draw:frame>
        <draw:frame draw:style-name="gr5" draw:text-style-name="P6" draw:layer="layout" svg:width="1.5cm" svg:height="0.645cm" svg:x="16.8cm" svg:y="10.355cm">
          <draw:text-box>
            <text:p text:style-name="P5">(0,N)</text:p>
          </draw:text-box>
        </draw:frame>
        <draw:custom-shape draw:style-name="gr2" draw:text-style-name="P2" draw:layer="layout" svg:width="2.333cm" svg:height="0.667cm" svg:x="0.5cm" svg:y="2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3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6.855cm">
          <draw:text-box>
            <text:p text:style-name="P5">1</text:p>
          </draw:text-box>
        </draw:frame>
        <draw:frame draw:style-name="gr6" draw:text-style-name="P6" draw:layer="layout" svg:width="1cm" svg:height="0.645cm" svg:x="5cm" svg:y="5.855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5.8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5.8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5.8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2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6.8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6.855cm">
          <draw:text-box>
            <text:p text:style-name="P5">(1,1)</text:p>
          </draw:text-box>
        </draw:frame>
      </draw:page>
      <draw:page draw:name="page3" draw:style-name="dp1" draw:master-page-name="Default">
        <draw:frame draw:style-name="gr16" draw:text-style-name="P11" draw:layer="layout" svg:width="4cm" svg:height="1.673cm" svg:x="0cm" svg:y="0cm">
          <draw:text-box>
            <text:p text:style-name="P10"><text:span text:style-name="T3">2. Gestión de pedidos</text:span></text:p>
          </draw:text-box>
        </draw:frame>
        <draw:custom-shape draw:style-name="gr17" draw:text-style-name="P2" draw:layer="layout" svg:width="2.5cm" svg:height="0.714cm" svg:x="7cm" svg:y="8.5cm">
          <text:p text:style-name="P2">Pedido</text:p>
          <draw:enhanced-geometry svg:viewBox="0 0 21600 21600" draw:type="rectangle" draw:enhanced-path="M 0 0 L 21600 0 21600 21600 0 21600 0 0 Z N"/>
        </draw:custom-shape>
        <draw:custom-shape draw:style-name="gr18" draw:text-style-name="P3" xml:id="id6" draw:id="id6" draw:layer="layout" svg:width="2.5cm" svg:height="1.786cm" svg:x="7cm" svg:y="9.214cm">
          <text:p text:style-name="P8"><text:span text:style-name="T1">ID</text:span></text:p>
          <text:p text:style-name="P8">F_Envio</text:p>
          <text:p text:style-name="P8">F_Recepcion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5cm" svg:height="0.714cm" svg:x="16.5cm" svg:y="8.5cm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18" draw:text-style-name="P3" xml:id="id5" draw:id="id5" draw:layer="layout" svg:width="2.5cm" svg:height="1.786cm" svg:x="16.5cm" svg:y="9.214cm">
          <text:p text:style-name="P8"><text:span text:style-name="T1">DNI</text:span></text:p>
          <text:p text:style-name="P8">Nombre</text:p>
          <text:p text:style-name="P8">Apellidos</text:p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2.5cm" svg:height="0.714cm" svg:x="7cm" svg:y="16.1cm">
          <text:p text:style-name="P2">Producto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2.786cm" svg:x="7cm" svg:y="16.814cm">
          <text:p text:style-name="P8"><text:span text:style-name="T1">ID</text:span></text:p>
          <text:p text:style-name="P8"><text:span text:style-name="T4">EAN</text:span></text:p>
          <text:p text:style-name="P8">Nombre</text:p>
          <text:p text:style-name="P8">Descripcion</text:p>
          <text:p text:style-name="P8">Volumen</text:p>
          <text:p text:style-name="P8">Foto</text:p>
          <text:p text:style-name="P8"/>
          <draw:enhanced-geometry svg:viewBox="0 0 21600 21600" draw:type="rectangle" draw:enhanced-path="M 0 0 L 21600 0 21600 21600 0 21600 0 0 Z N"/>
        </draw:custom-shape>
        <draw:custom-shape draw:style-name="gr20" draw:text-style-name="P12" xml:id="id4" draw:id="id4" draw:layer="layout" svg:width="2cm" svg:height="1cm" svg:x="12cm" svg:y="9.6cm">
          <text:p text:style-name="P2"><text:span text:style-name="T2">Encar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2" xml:id="id7" draw:id="id7" draw:layer="layout" svg:width="2.5cm" svg:height="1cm" svg:x="7cm" svg:y="13.1cm">
          <text:p text:style-name="P2"><text:span text:style-name="T2">Form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14cm" svg:y1="10.1cm" svg:x2="16.5cm" svg:y2="10.107cm" draw:start-shape="id4" draw:start-glue-point="7" draw:end-shape="id5" draw:end-glue-point="3" svg:d="M14000 10100h1251v7h1249" svg:viewBox="0 0 2501 8">
          <text:p/>
        </draw:connector>
        <draw:connector draw:style-name="gr14" draw:text-style-name="P2" draw:layer="layout" svg:x1="12cm" svg:y1="10.1cm" svg:x2="9.5cm" svg:y2="10.107cm" draw:start-shape="id4" draw:start-glue-point="5" draw:end-shape="id6" draw:end-glue-point="1" svg:d="M12000 10100h-1250v7h-1250" svg:viewBox="0 0 2501 8">
          <text:p/>
        </draw:connector>
        <draw:connector draw:style-name="gr14" draw:text-style-name="P2" draw:layer="layout" svg:x1="8.25cm" svg:y1="11cm" svg:x2="8.25cm" svg:y2="13.1cm" draw:start-shape="id6" draw:start-glue-point="2" draw:end-shape="id7" draw:end-glue-point="4" svg:d="M8250 11000v2100" svg:viewBox="0 0 1 2101">
          <text:p/>
        </draw:connector>
        <draw:connector draw:style-name="gr13" draw:text-style-name="P2" draw:layer="layout" svg:x1="8.25cm" svg:y1="14.1cm" svg:x2="8.25cm" svg:y2="16.1cm" draw:start-shape="id7" draw:start-glue-point="6" draw:end-shape="id8" draw:end-glue-point="0" svg:d="M8250 14100v2000" svg:viewBox="0 0 1 2001">
          <text:p/>
        </draw:connector>
        <draw:frame draw:style-name="gr6" draw:text-style-name="P6" draw:layer="layout" svg:width="1cm" svg:height="0.645cm" svg:x="8.2cm" svg:y="15.5cm">
          <draw:text-box>
            <text:p text:style-name="P5">N</text:p>
          </draw:text-box>
        </draw:frame>
        <draw:frame draw:style-name="gr6" draw:text-style-name="P6" draw:layer="layout" svg:width="0.7cm" svg:height="0.645cm" svg:x="8.3cm" svg:y="11.1cm">
          <draw:text-box>
            <text:p text:style-name="P5">N</text:p>
          </draw:text-box>
        </draw:frame>
        <draw:frame draw:style-name="gr6" draw:text-style-name="P6" draw:layer="layout" svg:width="1cm" svg:height="0.645cm" svg:x="15.6cm" svg:y="9.5cm">
          <draw:text-box>
            <text:p text:style-name="P5">N</text:p>
          </draw:text-box>
        </draw:frame>
        <draw:frame draw:style-name="gr22" draw:text-style-name="P6" draw:layer="layout" svg:width="0.7cm" svg:height="0.645cm" svg:x="9.7cm" svg:y="9.5cm">
          <draw:text-box>
            <text:p text:style-name="P5">1</text:p>
          </draw:text-box>
        </draw:frame>
        <draw:frame draw:style-name="gr6" draw:text-style-name="P6" draw:layer="layout" svg:width="1.5cm" svg:height="0.645cm" svg:x="15.3cm" svg:y="10.1cm">
          <draw:text-box>
            <text:p text:style-name="P5">(0,N)</text:p>
          </draw:text-box>
        </draw:frame>
        <draw:frame draw:style-name="gr23" draw:text-style-name="P6" draw:layer="layout" svg:width="1.7cm" svg:height="0.645cm" svg:x="9.4cm" svg:y="10.1cm">
          <draw:text-box>
            <text:p text:style-name="P5">(1,1)</text:p>
          </draw:text-box>
        </draw:frame>
        <draw:frame draw:style-name="gr6" draw:text-style-name="P6" draw:layer="layout" svg:width="1.5cm" svg:height="0.645cm" svg:x="7.1cm" svg:y="15.5cm">
          <draw:text-box>
            <text:p text:style-name="P5">(0,N)</text:p>
          </draw:text-box>
        </draw:frame>
        <draw:frame draw:style-name="gr6" draw:text-style-name="P6" draw:layer="layout" svg:width="1.5cm" svg:height="0.645cm" svg:x="7.1cm" svg:y="11.1cm">
          <draw:text-box>
            <text:p text:style-name="P5">(1,N)</text:p>
          </draw:text-box>
        </draw:frame>
        <draw:custom-shape draw:style-name="gr2" draw:text-style-name="P2" draw:layer="layout" svg:width="2.333cm" svg:height="0.667cm" svg:x="0.5cm" svg:y="1.8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2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6.355cm">
          <draw:text-box>
            <text:p text:style-name="P5">1</text:p>
          </draw:text-box>
        </draw:frame>
        <draw:frame draw:style-name="gr6" draw:text-style-name="P6" draw:layer="layout" svg:width="1cm" svg:height="0.645cm" svg:x="5cm" svg:y="5.355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5.3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5.3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5.3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2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6.3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6.355cm">
          <draw:text-box>
            <text:p text:style-name="P5">(1,1)</text:p>
          </draw:text-box>
        </draw:frame>
      </draw:page>
      <draw:page draw:name="page4" draw:style-name="dp1" draw:master-page-name="Default">
        <draw:frame draw:style-name="gr24" draw:text-style-name="P1" draw:layer="layout" svg:width="4.5cm" svg:height="1.673cm" svg:x="0cm" svg:y="0cm">
          <draw:text-box>
            <text:p>3, <text:span text:style-name="T3">Estados de pedidos</text:span></text:p>
          </draw:text-box>
        </draw:frame>
        <draw:custom-shape draw:style-name="gr17" draw:text-style-name="P2" xml:id="id15" draw:id="id15" draw:layer="layout" svg:width="2.5cm" svg:height="0.714cm" svg:x="8cm" svg:y="9.4cm">
          <text:p text:style-name="P2">Pedido</text:p>
          <draw:enhanced-geometry svg:viewBox="0 0 21600 21600" draw:type="rectangle" draw:enhanced-path="M 0 0 L 21600 0 21600 21600 0 21600 0 0 Z N"/>
        </draw:custom-shape>
        <draw:custom-shape draw:style-name="gr18" draw:text-style-name="P3" xml:id="id11" draw:id="id11" draw:layer="layout" svg:width="2.5cm" svg:height="1.786cm" svg:x="8cm" svg:y="10.114cm">
          <text:p text:style-name="P8"><text:span text:style-name="T1">ID</text:span></text:p>
          <text:p text:style-name="P8">F_Envio</text:p>
          <text:p text:style-name="P8">F_Recepcion</text:p>
          <text:p text:style-name="P8">Estado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5cm" svg:height="0.714cm" svg:x="14.6cm" svg:y="9.4cm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18" draw:text-style-name="P3" xml:id="id10" draw:id="id10" draw:layer="layout" svg:width="2.5cm" svg:height="1.786cm" svg:x="14.6cm" svg:y="10.114cm">
          <text:p text:style-name="P8"><text:span text:style-name="T1">DNI</text:span></text:p>
          <text:p text:style-name="P8">Nombre</text:p>
          <text:p text:style-name="P8">Apellidos</text:p>
          <draw:enhanced-geometry svg:viewBox="0 0 21600 21600" draw:type="rectangle" draw:enhanced-path="M 0 0 L 21600 0 21600 21600 0 21600 0 0 Z N"/>
        </draw:custom-shape>
        <draw:custom-shape draw:style-name="gr17" draw:text-style-name="P2" xml:id="id13" draw:id="id13" draw:layer="layout" svg:width="2.5cm" svg:height="0.714cm" svg:x="8cm" svg:y="14.6cm">
          <text:p text:style-name="P2">Producto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cm" svg:height="2.786cm" svg:x="8cm" svg:y="15.314cm">
          <text:p text:style-name="P8"><text:span text:style-name="T1">ID</text:span></text:p>
          <text:p text:style-name="P8"><text:span text:style-name="T4">EAN</text:span></text:p>
          <text:p text:style-name="P8">Nombre</text:p>
          <text:p text:style-name="P8">Descripcion</text:p>
          <text:p text:style-name="P8">Volumen</text:p>
          <text:p text:style-name="P8">Foto</text:p>
          <text:p text:style-name="P8"/>
          <draw:enhanced-geometry svg:viewBox="0 0 21600 21600" draw:type="rectangle" draw:enhanced-path="M 0 0 L 21600 0 21600 21600 0 21600 0 0 Z N"/>
        </draw:custom-shape>
        <draw:custom-shape draw:style-name="gr25" draw:text-style-name="P7" xml:id="id9" draw:id="id9" draw:layer="layout" svg:width="2cm" svg:height="1cm" svg:x="11.5cm" svg:y="10.5cm">
          <text:p text:style-name="P2"><text:span text:style-name="T2">Encar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xml:id="id12" draw:id="id12" draw:layer="layout" svg:width="2.5cm" svg:height="1cm" svg:x="8cm" svg:y="12.8cm">
          <text:p text:style-name="P2"><text:span text:style-name="T2">Form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13.5cm" svg:y1="11cm" svg:x2="14.6cm" svg:y2="11.007cm" draw:start-shape="id9" draw:start-glue-point="7" draw:end-shape="id10" draw:end-glue-point="3" svg:d="M13500 11000h551v7h549" svg:viewBox="0 0 1101 8">
          <text:p/>
        </draw:connector>
        <draw:connector draw:style-name="gr14" draw:text-style-name="P2" draw:layer="layout" svg:x1="11.5cm" svg:y1="11cm" svg:x2="10.5cm" svg:y2="11.007cm" draw:start-shape="id9" draw:start-glue-point="5" draw:end-shape="id11" draw:end-glue-point="1" svg:d="M11500 11000h-500v7h-500" svg:viewBox="0 0 1001 8">
          <text:p/>
        </draw:connector>
        <draw:connector draw:style-name="gr14" draw:text-style-name="P2" draw:layer="layout" svg:x1="9.25cm" svg:y1="11.9cm" svg:x2="9.25cm" svg:y2="12.8cm" draw:start-shape="id11" draw:start-glue-point="2" draw:end-shape="id12" draw:end-glue-point="4" svg:d="M9250 11900v900" svg:viewBox="0 0 1 901">
          <text:p/>
        </draw:connector>
        <draw:connector draw:style-name="gr13" draw:text-style-name="P2" draw:layer="layout" svg:x1="9.25cm" svg:y1="13.8cm" svg:x2="9.25cm" svg:y2="14.6cm" draw:start-shape="id12" draw:start-glue-point="6" draw:end-shape="id13" draw:end-glue-point="0" svg:d="M9250 13800v800" svg:viewBox="0 0 1 801">
          <text:p/>
        </draw:connector>
        <draw:frame draw:style-name="gr6" draw:text-style-name="P6" draw:layer="layout" svg:width="1cm" svg:height="0.645cm" svg:x="9.2cm" svg:y="14cm">
          <draw:text-box>
            <text:p text:style-name="P5">N</text:p>
          </draw:text-box>
        </draw:frame>
        <draw:frame draw:style-name="gr6" draw:text-style-name="P6" draw:layer="layout" svg:width="0.7cm" svg:height="0.645cm" svg:x="9.3cm" svg:y="12cm">
          <draw:text-box>
            <text:p text:style-name="P5">N</text:p>
          </draw:text-box>
        </draw:frame>
        <draw:frame draw:style-name="gr6" draw:text-style-name="P6" draw:layer="layout" svg:width="1cm" svg:height="0.645cm" svg:x="13.7cm" svg:y="10.4cm">
          <draw:text-box>
            <text:p text:style-name="P5">N</text:p>
          </draw:text-box>
        </draw:frame>
        <draw:frame draw:style-name="gr22" draw:text-style-name="P6" draw:layer="layout" svg:width="0.7cm" svg:height="0.645cm" svg:x="10.7cm" svg:y="10.4cm">
          <draw:text-box>
            <text:p text:style-name="P5">1</text:p>
          </draw:text-box>
        </draw:frame>
        <draw:frame draw:style-name="gr6" draw:text-style-name="P6" draw:layer="layout" svg:width="1.5cm" svg:height="0.645cm" svg:x="13.4cm" svg:y="11cm">
          <draw:text-box>
            <text:p text:style-name="P5">(0,N)</text:p>
          </draw:text-box>
        </draw:frame>
        <draw:frame draw:style-name="gr23" draw:text-style-name="P6" draw:layer="layout" svg:width="1.7cm" svg:height="0.645cm" svg:x="10.4cm" svg:y="11cm">
          <draw:text-box>
            <text:p text:style-name="P5">(1,1)</text:p>
          </draw:text-box>
        </draw:frame>
        <draw:frame draw:style-name="gr6" draw:text-style-name="P6" draw:layer="layout" svg:width="1.5cm" svg:height="0.645cm" svg:x="8.1cm" svg:y="14cm">
          <draw:text-box>
            <text:p text:style-name="P5">(0,1)</text:p>
          </draw:text-box>
        </draw:frame>
        <draw:frame draw:style-name="gr6" draw:text-style-name="P6" draw:layer="layout" svg:width="1.5cm" svg:height="0.645cm" svg:x="8.1cm" svg:y="12cm">
          <draw:text-box>
            <text:p text:style-name="P5">(1,1)</text:p>
          </draw:text-box>
        </draw:frame>
        <draw:custom-shape draw:style-name="gr26" draw:text-style-name="P2" draw:layer="layout" svg:width="2cm" svg:height="0.556cm" svg:x="8.3cm" svg:y="3.9cm">
          <text:p text:style-name="P2">Estado</text:p>
          <draw:enhanced-geometry svg:viewBox="0 0 21600 21600" draw:type="rectangle" draw:enhanced-path="M 0 0 L 21600 0 21600 21600 0 21600 0 0 Z N"/>
        </draw:custom-shape>
        <draw:custom-shape draw:style-name="gr27" draw:text-style-name="P3" xml:id="id16" draw:id="id16" draw:layer="layout" svg:width="2cm" svg:height="1.944cm" svg:x="8.3cm" svg:y="4.456cm">
          <text:p text:style-name="P8"><text:span text:style-name="T1">ID</text:span></text:p>
          <text:p text:style-name="P8">Nombre</text:p>
          <draw:enhanced-geometry svg:viewBox="0 0 21600 21600" draw:type="rectangle" draw:enhanced-path="M 0 0 L 21600 0 21600 21600 0 21600 0 0 Z N"/>
        </draw:custom-shape>
        <draw:custom-shape draw:style-name="gr28" draw:text-style-name="P7" xml:id="id14" draw:id="id14" draw:layer="layout" svg:width="3.1cm" svg:height="1cm" svg:x="7.7cm" svg:y="7.5cm">
          <text:p text:style-name="P2"><text:span text:style-name="T2">Se_Encuen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9.25cm" svg:y1="8.5cm" svg:x2="9.25cm" svg:y2="9.4cm" draw:start-shape="id14" draw:start-glue-point="6" draw:end-shape="id15" draw:end-glue-point="0" svg:d="M9250 8500v900" svg:viewBox="0 0 1 901">
          <text:p/>
        </draw:connector>
        <draw:connector draw:style-name="gr13" draw:text-style-name="P2" draw:layer="layout" svg:x1="9.25cm" svg:y1="7.5cm" svg:x2="9.3cm" svg:y2="6.4cm" draw:start-shape="id14" draw:start-glue-point="4" draw:end-shape="id16" draw:end-glue-point="2" svg:d="M9250 7500v-550h50v-550" svg:viewBox="0 0 51 1101">
          <text:p/>
        </draw:connector>
        <draw:custom-shape draw:style-name="gr29" draw:text-style-name="P4" xml:id="id17" draw:id="id17" draw:layer="layout" svg:width="1.7cm" svg:height="0.5cm" svg:x="11.5cm" svg:y="7.8cm">
          <text:p text:style-name="P2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draw:layer="layout" svg:width="0.7cm" svg:height="0.645cm" svg:x="9.3cm" svg:y="8.8cm">
          <draw:text-box>
            <text:p text:style-name="P5">N</text:p>
          </draw:text-box>
        </draw:frame>
        <draw:frame draw:style-name="gr15" draw:text-style-name="P6" draw:layer="layout" svg:width="0.7cm" svg:height="0.645cm" svg:x="9.3cm" svg:y="6.5cm">
          <draw:text-box>
            <text:p text:style-name="P5">N</text:p>
          </draw:text-box>
        </draw:frame>
        <draw:frame draw:style-name="gr22" draw:text-style-name="P6" draw:layer="layout" svg:width="1.5cm" svg:height="0.645cm" svg:x="8.1cm" svg:y="6.5cm">
          <draw:text-box>
            <text:p text:style-name="P5">(0,N)</text:p>
          </draw:text-box>
        </draw:frame>
        <draw:frame draw:style-name="gr22" draw:text-style-name="P6" draw:layer="layout" svg:width="1.5cm" svg:height="0.645cm" svg:x="8cm" svg:y="8.8cm">
          <draw:text-box>
            <text:p text:style-name="P5">(1,N)</text:p>
          </draw:text-box>
        </draw:frame>
        <draw:connector draw:style-name="gr30" draw:text-style-name="P13" draw:layer="layout" draw:type="line" svg:x1="11.5cm" svg:y1="8.05cm" svg:x2="10.8cm" svg:y2="8cm" draw:start-shape="id17" draw:start-glue-point="6" draw:end-shape="id14" draw:end-glue-point="7" svg:d="M11500 8050l-700-50" svg:viewBox="0 0 701 51">
          <text:p/>
        </draw:connector>
        <draw:custom-shape draw:style-name="gr2" draw:text-style-name="P2" draw:layer="layout" svg:width="2.333cm" svg:height="0.667cm" svg:x="0.5cm" svg:y="1.8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2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6.355cm">
          <draw:text-box>
            <text:p text:style-name="P5">1</text:p>
          </draw:text-box>
        </draw:frame>
        <draw:frame draw:style-name="gr6" draw:text-style-name="P6" draw:layer="layout" svg:width="1cm" svg:height="0.645cm" svg:x="5cm" svg:y="5.355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5.3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5.3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5.3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2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6.3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6.355cm">
          <draw:text-box>
            <text:p text:style-name="P5">(1,1)</text:p>
          </draw:text-box>
        </draw:frame>
      </draw:page>
      <draw:page draw:name="page5" draw:style-name="dp1" draw:master-page-name="Default">
        <draw:frame draw:style-name="gr1" draw:text-style-name="P11" draw:layer="layout" svg:width="7.5cm" svg:height="1cm" svg:x="0cm" svg:y="0cm">
          <draw:text-box>
            <text:p text:style-name="P10"><text:span text:style-name="T3">4. Organigrama (simple)</text:span></text:p>
          </draw:text-box>
        </draw:frame>
        <draw:custom-shape draw:style-name="gr10" draw:text-style-name="P2" xml:id="id20" draw:id="id20" draw:layer="layout" svg:width="3cm" svg:height="0.6cm" svg:x="12.5cm" svg:y="8cm">
          <text:p text:style-name="P2">Empleado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" draw:id="id19" draw:layer="layout" svg:width="3cm" svg:height="3.4cm" svg:x="12.5cm" svg:y="8.6cm">
          <text:p text:style-name="P8"><text:span text:style-name="T1">ID</text:span></text:p>
          <text:p text:style-name="P8">Nombre</text:p>
          <text:p text:style-name="P8">Apellidos</text:p>
          <text:p text:style-name="P8"><text:span text:style-name="T4">DNI</text:span></text:p>
          <text:p text:style-name="P8">Telefono</text:p>
          <text:p text:style-name="P8">Direccion</text:p>
          <text:p text:style-name="P8">IBAN</text:p>
          <draw:enhanced-geometry svg:viewBox="0 0 21600 21600" draw:type="rectangle" draw:enhanced-path="M 0 0 L 21600 0 21600 21600 0 21600 0 0 Z N"/>
        </draw:custom-shape>
        <draw:custom-shape draw:style-name="gr32" draw:text-style-name="P4" xml:id="id18" draw:id="id18" draw:layer="layout" svg:width="2.4cm" svg:height="1cm" svg:x="18.1cm" svg:y="9.8cm">
          <text:p text:style-name="P2">Es Jef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svg:x1="18.1cm" svg:y1="10.3cm" svg:x2="15.5cm" svg:y2="10.3cm" draw:start-shape="id18" draw:start-glue-point="5" draw:end-shape="id19" draw:end-glue-point="1" svg:d="M18100 10300h-2600" svg:viewBox="0 0 2601 1">
          <text:p/>
        </draw:connector>
        <draw:connector draw:style-name="gr13" draw:text-style-name="P2" draw:layer="layout" svg:x1="19.3cm" svg:y1="9.8cm" svg:x2="14cm" svg:y2="8cm" draw:start-shape="id18" draw:start-glue-point="4" draw:end-shape="id20" draw:end-glue-point="0" svg:d="M19300 9800v-2301h-5300v501" svg:viewBox="0 0 5301 2302">
          <text:p/>
        </draw:connector>
        <draw:frame draw:style-name="gr6" draw:text-style-name="P15" draw:layer="layout" svg:width="2.5cm" svg:height="0.645cm" svg:x="15.4cm" svg:y="7.5cm">
          <draw:text-box>
            <text:p text:style-name="P14"><text:span text:style-name="T2">Es Jefe</text:span></text:p>
          </draw:text-box>
        </draw:frame>
        <draw:frame draw:style-name="gr6" draw:text-style-name="P15" draw:layer="layout" svg:width="2.5cm" svg:height="0.645cm" svg:x="15.6cm" svg:y="10.3cm">
          <draw:text-box>
            <text:p text:style-name="P14"><text:span text:style-name="T2">Subordinado</text:span></text:p>
          </draw:text-box>
        </draw:frame>
        <draw:frame draw:style-name="gr6" draw:text-style-name="P6" draw:layer="layout" svg:width="2cm" svg:height="0.645cm" svg:x="15.7cm" svg:y="6.9cm">
          <draw:text-box>
            <text:p text:style-name="P5">1 (0,N)</text:p>
          </draw:text-box>
        </draw:frame>
        <draw:frame draw:style-name="gr6" draw:text-style-name="P6" draw:layer="layout" svg:width="2cm" svg:height="0.645cm" svg:x="15.8cm" svg:y="9.7cm">
          <draw:text-box>
            <text:p text:style-name="P5">N (1,1)</text:p>
          </draw:text-box>
        </draw:frame>
        <draw:custom-shape draw:style-name="gr2" draw:text-style-name="P2" draw:layer="layout" svg:width="2.333cm" svg:height="0.667cm" svg:x="0.5cm" svg:y="1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2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3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5.855cm">
          <draw:text-box>
            <text:p text:style-name="P5">1</text:p>
          </draw:text-box>
        </draw:frame>
        <draw:frame draw:style-name="gr6" draw:text-style-name="P6" draw:layer="layout" svg:width="1cm" svg:height="0.645cm" svg:x="5cm" svg:y="4.855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4.8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4.8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4.8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1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5.8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5.855cm">
          <draw:text-box>
            <text:p text:style-name="P5">(1,1)</text:p>
          </draw:text-box>
        </draw:frame>
      </draw:page>
      <draw:page draw:name="page6" draw:style-name="dp1" draw:master-page-name="Default">
        <draw:frame draw:style-name="gr1" draw:text-style-name="P11" draw:layer="layout" svg:width="4cm" svg:height="1cm" svg:x="0cm" svg:y="0cm">
          <draw:text-box>
            <text:p text:style-name="P10"><text:span text:style-name="T3">5. Biblioteca</text:span></text:p>
          </draw:text-box>
        </draw:frame>
        <draw:custom-shape draw:style-name="gr33" draw:text-style-name="P7" xml:id="id27" draw:id="id27" draw:layer="layout" svg:width="2.3cm" svg:height="1cm" svg:x="7.2cm" svg:y="10.3cm">
          <text:p text:style-name="P9"><text:span text:style-name="T5">Co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" draw:layer="layout" svg:width="2.5cm" svg:height="0.556cm" svg:x="7.1cm" svg:y="6.1cm">
          <text:p text:style-name="P2">Socio</text:p>
          <draw:enhanced-geometry svg:viewBox="0 0 21600 21600" draw:type="rectangle" draw:enhanced-path="M 0 0 L 21600 0 21600 21600 0 21600 0 0 Z N"/>
        </draw:custom-shape>
        <draw:custom-shape draw:style-name="gr35" draw:text-style-name="P3" xml:id="id28" draw:id="id28" draw:layer="layout" svg:width="2.5cm" svg:height="2.944cm" svg:x="7.1cm" svg:y="6.656cm">
          <text:p text:style-name="P8"><text:span text:style-name="T1">Cod_Socio</text:span></text:p>
          <text:p text:style-name="P8"><text:span text:style-name="T4">DNI</text:span></text:p>
          <text:p text:style-name="P8">Direccion</text:p>
          <text:p text:style-name="P8">Telefono</text:p>
          <text:p text:style-name="P8">Nombre</text:p>
          <text:p text:style-name="P8">Apellidos</text:p>
          <draw:enhanced-geometry svg:viewBox="0 0 21600 21600" draw:type="rectangle" draw:enhanced-path="M 0 0 L 21600 0 21600 21600 0 21600 0 0 Z N"/>
        </draw:custom-shape>
        <draw:custom-shape draw:style-name="gr34" draw:text-style-name="P2" xml:id="id23" draw:id="id23" draw:layer="layout" svg:width="2.5cm" svg:height="0.556cm" svg:x="21.9cm" svg:y="12cm">
          <text:p text:style-name="P2">Libro</text:p>
          <draw:enhanced-geometry svg:viewBox="0 0 21600 21600" draw:type="rectangle" draw:enhanced-path="M 0 0 L 21600 0 21600 21600 0 21600 0 0 Z N"/>
        </draw:custom-shape>
        <draw:custom-shape draw:style-name="gr35" draw:text-style-name="P17" xml:id="id30" draw:id="id30" draw:layer="layout" svg:width="2.5cm" svg:height="2.944cm" svg:x="21.9cm" svg:y="12.556cm">
          <text:p text:style-name="P16"><text:span text:style-name="T6">Titulo</text:span></text:p>
          <text:p text:style-name="P16"><text:span text:style-name="T6">Año</text:span></text:p>
          <text:p text:style-name="P16"><text:span text:style-name="T6">Autor (Multi)</text:span></text:p>
          <text:p text:style-name="P16"><text:span text:style-name="T6">Año</text:span></text:p>
          <text:p text:style-name="P16"><text:span text:style-name="T1">ISB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5cm" svg:height="0.556cm" svg:x="21.9cm" svg:y="7.2cm">
          <text:p text:style-name="P2">Editorial</text:p>
          <draw:enhanced-geometry svg:viewBox="0 0 21600 21600" draw:type="rectangle" draw:enhanced-path="M 0 0 L 21600 0 21600 21600 0 21600 0 0 Z N"/>
        </draw:custom-shape>
        <draw:custom-shape draw:style-name="gr36" draw:text-style-name="P17" xml:id="id21" draw:id="id21" draw:layer="layout" svg:width="2.5cm" svg:height="1.444cm" svg:x="21.9cm" svg:y="7.756cm">
          <text:p text:style-name="P16"><text:span text:style-name="T1">ID</text:span></text:p>
          <text:p text:style-name="P16"><text:span text:style-name="T6">Nombre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26" draw:id="id26" draw:layer="layout" svg:width="2.5cm" svg:height="0.556cm" svg:x="7.1cm" svg:y="12cm">
          <text:p text:style-name="P2">Prestamo</text:p>
          <draw:enhanced-geometry svg:viewBox="0 0 21600 21600" draw:type="rectangle" draw:enhanced-path="M 0 0 L 21600 0 21600 21600 0 21600 0 0 Z N"/>
        </draw:custom-shape>
        <draw:custom-shape draw:style-name="gr35" draw:text-style-name="P3" xml:id="id25" draw:id="id25" draw:layer="layout" svg:width="2.5cm" svg:height="2.944cm" svg:x="7.1cm" svg:y="12.556cm">
          <text:p text:style-name="P8"><text:span text:style-name="T1">ID</text:span></text:p>
          <text:p text:style-name="P8"><text:span text:style-name="T7">F_Prestamo</text:span></text:p>
          <text:p text:style-name="P8"><text:span text:style-name="T7">F_Tope</text:span></text:p>
          <text:p text:style-name="P8"><text:span text:style-name="T7">F_Dev_Real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xml:id="id24" draw:id="id24" draw:layer="layout" svg:width="2.499cm" svg:height="1.2cm" svg:x="10.8cm" svg:y="13.4cm">
          <text:p text:style-name="P12">Pres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xml:id="id22" draw:id="id22" draw:layer="layout" svg:width="2.499cm" svg:height="0.999cm" svg:x="21.9cm" svg:y="10.2cm">
          <text:p text:style-name="P12">Edi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9" draw:layer="layout" svg:x1="23.15cm" svg:y1="9.2cm" svg:x2="23.15cm" svg:y2="10.2cm" draw:start-shape="id21" draw:start-glue-point="2" draw:end-shape="id22" draw:end-glue-point="4" svg:d="M23150 9200v1000" svg:viewBox="0 0 1 1001">
          <text:p/>
        </draw:connector>
        <draw:connector draw:style-name="gr14" draw:text-style-name="P9" draw:layer="layout" svg:x1="23.15cm" svg:y1="11.199cm" svg:x2="23.15cm" svg:y2="12cm" draw:start-shape="id22" draw:start-glue-point="6" draw:end-shape="id23" draw:end-glue-point="0" svg:d="M23150 11199v801" svg:viewBox="0 0 1 802">
          <text:p/>
        </draw:connector>
        <draw:connector draw:style-name="gr13" draw:text-style-name="P9" draw:layer="layout" svg:x1="10.8cm" svg:y1="14cm" svg:x2="9.6cm" svg:y2="14.028cm" draw:start-shape="id24" draw:start-glue-point="5" draw:end-shape="id25" draw:end-glue-point="1" svg:d="M10800 14000h-600v28h-600" svg:viewBox="0 0 1201 29">
          <text:p/>
        </draw:connector>
        <draw:connector draw:style-name="gr38" draw:text-style-name="P9" draw:layer="layout" svg:x1="8.35cm" svg:y1="12cm" svg:x2="8.35cm" svg:y2="11.3cm" draw:start-shape="id26" draw:start-glue-point="0" draw:end-shape="id27" draw:end-glue-point="6" svg:d="M8350 12000v-700" svg:viewBox="0 0 1 701">
          <text:p/>
        </draw:connector>
        <draw:connector draw:style-name="gr14" draw:text-style-name="P9" draw:layer="layout" svg:x1="8.35cm" svg:y1="10.3cm" svg:x2="8.35cm" svg:y2="9.6cm" draw:start-shape="id27" draw:start-glue-point="4" draw:end-shape="id28" draw:end-glue-point="2" svg:d="M8350 10300v-700" svg:viewBox="0 0 1 701">
          <text:p/>
        </draw:connector>
        <draw:frame draw:style-name="gr6" draw:text-style-name="P6" draw:layer="layout" svg:width="1cm" svg:height="0.645cm" svg:x="13.8cm" svg:y="13.355cm">
          <draw:text-box>
            <text:p text:style-name="P5">1</text:p>
          </draw:text-box>
        </draw:frame>
        <draw:frame draw:style-name="gr5" draw:text-style-name="P6" draw:layer="layout" svg:width="1cm" svg:height="0.645cm" svg:x="23.4cm" svg:y="11.355cm">
          <draw:text-box>
            <text:p text:style-name="P5">1</text:p>
          </draw:text-box>
        </draw:frame>
        <draw:frame draw:style-name="gr5" draw:text-style-name="P6" draw:layer="layout" svg:width="1cm" svg:height="0.645cm" svg:x="8.6cm" svg:y="11.355cm">
          <draw:text-box>
            <text:p text:style-name="P5">N</text:p>
          </draw:text-box>
        </draw:frame>
        <draw:frame draw:style-name="gr6" draw:text-style-name="P6" draw:layer="layout" svg:width="1cm" svg:height="0.645cm" svg:x="8.4cm" svg:y="9.6cm">
          <draw:text-box>
            <text:p text:style-name="P5">N</text:p>
          </draw:text-box>
        </draw:frame>
        <draw:frame draw:style-name="gr6" draw:text-style-name="P6" draw:layer="layout" svg:width="1cm" svg:height="0.645cm" svg:x="23.4cm" svg:y="9.2cm">
          <draw:text-box>
            <text:p text:style-name="P5">N</text:p>
          </draw:text-box>
        </draw:frame>
        <draw:frame draw:style-name="gr6" draw:text-style-name="P6" draw:layer="layout" svg:width="1cm" svg:height="0.645cm" svg:x="9.6cm" svg:y="13.355cm">
          <draw:text-box>
            <text:p text:style-name="P5">N</text:p>
          </draw:text-box>
        </draw:frame>
        <draw:frame draw:style-name="gr6" draw:text-style-name="P6" draw:layer="layout" svg:width="1.5cm" svg:height="0.645cm" svg:x="9.6cm" svg:y="14cm">
          <draw:text-box>
            <text:p text:style-name="P5">(1,N)</text:p>
          </draw:text-box>
        </draw:frame>
        <draw:frame draw:style-name="gr6" draw:text-style-name="P6" draw:layer="layout" svg:width="1.5cm" svg:height="0.645cm" svg:x="21.9cm" svg:y="9.2cm">
          <draw:text-box>
            <text:p text:style-name="P5">(0,N)</text:p>
          </draw:text-box>
        </draw:frame>
        <draw:frame draw:style-name="gr6" draw:text-style-name="P6" draw:layer="layout" svg:width="1.5cm" svg:height="0.645cm" svg:x="21.9cm" svg:y="11.355cm">
          <draw:text-box>
            <text:p text:style-name="P5">(1,1)</text:p>
          </draw:text-box>
        </draw:frame>
        <draw:frame draw:style-name="gr6" draw:text-style-name="P6" draw:layer="layout" svg:width="1.5cm" svg:height="0.645cm" svg:x="13.4cm" svg:y="14cm">
          <draw:text-box>
            <text:p text:style-name="P5">(0,1)</text:p>
          </draw:text-box>
        </draw:frame>
        <draw:frame draw:style-name="gr6" draw:text-style-name="P6" draw:layer="layout" svg:width="1.5cm" svg:height="0.645cm" svg:x="7.1cm" svg:y="9.6cm">
          <draw:text-box>
            <text:p text:style-name="P5">(0,N)</text:p>
          </draw:text-box>
        </draw:frame>
        <draw:frame draw:style-name="gr6" draw:text-style-name="P6" draw:layer="layout" svg:width="1.5cm" svg:height="0.645cm" svg:x="7.1cm" svg:y="11.355cm">
          <draw:text-box>
            <text:p text:style-name="P5">(1,1)</text:p>
          </draw:text-box>
        </draw:frame>
        <draw:custom-shape draw:style-name="gr2" draw:text-style-name="P2" draw:layer="layout" svg:width="2.333cm" svg:height="0.667cm" svg:x="0.5cm" svg:y="1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2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3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5.855cm">
          <draw:text-box>
            <text:p text:style-name="P5">1</text:p>
          </draw:text-box>
        </draw:frame>
        <draw:frame draw:style-name="gr6" draw:text-style-name="P6" draw:layer="layout" svg:width="1cm" svg:height="0.645cm" svg:x="16.9cm" svg:y="14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4.8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4.8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4.8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1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5.8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5.855cm">
          <draw:text-box>
            <text:p text:style-name="P5">(1,1)</text:p>
          </draw:text-box>
        </draw:frame>
        <draw:custom-shape draw:style-name="gr39" draw:text-style-name="P2" draw:layer="layout" svg:width="2.333cm" svg:height="0.667cm" svg:x="14.5cm" svg:y="12.7cm">
          <text:p text:style-name="P2">Ejemplar</text:p>
          <draw:enhanced-geometry svg:viewBox="0 0 21600 21600" draw:type="rectangle" draw:enhanced-path="M 0 0 L 21600 0 21600 21600 0 21600 0 0 Z N"/>
        </draw:custom-shape>
        <draw:custom-shape draw:style-name="gr40" draw:text-style-name="P3" xml:id="id31" draw:id="id31" draw:layer="layout" svg:width="2.333cm" svg:height="1.333cm" svg:x="14.5cm" svg:y="13.367cm">
          <text:p text:style-name="P8">ID</text:p>
          <text:p text:style-name="P8">Deterioro</text:p>
          <draw:enhanced-geometry svg:viewBox="0 0 21600 21600" draw:type="rectangle" draw:enhanced-path="M 0 0 L 21600 0 21600 21600 0 21600 0 0 Z N"/>
        </draw:custom-shape>
        <draw:custom-shape draw:style-name="gr25" draw:text-style-name="P7" xml:id="id29" draw:id="id29" draw:layer="layout" svg:width="2cm" svg:height="1cm" svg:x="18.4cm" svg:y="13.5cm">
          <text:p text:style-name="P12">Es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9" draw:layer="layout" svg:x1="20.4cm" svg:y1="14cm" svg:x2="21.9cm" svg:y2="14.028cm" draw:start-shape="id29" draw:start-glue-point="7" draw:end-shape="id30" draw:end-glue-point="3" svg:d="M20400 14000h751v28h749" svg:viewBox="0 0 1501 29">
          <text:p/>
        </draw:connector>
        <draw:connector draw:style-name="gr14" draw:text-style-name="P9" draw:layer="layout" svg:x1="18.4cm" svg:y1="14cm" svg:x2="16.833cm" svg:y2="14.033cm" draw:start-shape="id29" draw:start-glue-point="5" draw:end-shape="id31" draw:end-glue-point="1" svg:d="M18400 14000h-784v33h-783" svg:viewBox="0 0 1568 34">
          <text:p/>
        </draw:connector>
        <draw:connector draw:style-name="gr13" draw:text-style-name="P9" draw:layer="layout" svg:x1="14.5cm" svg:y1="14.033cm" svg:x2="13.299cm" svg:y2="14cm" draw:start-shape="id31" draw:start-glue-point="3" draw:end-shape="id24" draw:end-glue-point="7" svg:d="M14500 14033h-601v-33h-600" svg:viewBox="0 0 1202 34">
          <text:p/>
        </draw:connector>
        <draw:frame draw:style-name="gr6" draw:text-style-name="P6" draw:layer="layout" svg:width="1.5cm" svg:height="0.645cm" svg:x="20.4cm" svg:y="13.355cm">
          <draw:text-box>
            <text:p text:style-name="P5">(0,N)</text:p>
          </draw:text-box>
        </draw:frame>
        <draw:frame draw:style-name="gr6" draw:text-style-name="P6" draw:layer="layout" svg:width="1.5cm" svg:height="0.645cm" svg:x="16.9cm" svg:y="13.355cm">
          <draw:text-box>
            <text:p text:style-name="P5">(1,N)</text:p>
          </draw:text-box>
        </draw:frame>
        <draw:frame draw:style-name="gr6" draw:text-style-name="P6" draw:layer="layout" svg:width="1cm" svg:height="0.645cm" svg:x="5cm" svg:y="4.855cm">
          <draw:text-box>
            <text:p text:style-name="P5">N</text:p>
          </draw:text-box>
        </draw:frame>
        <draw:frame draw:style-name="gr5" draw:text-style-name="P6" draw:layer="layout" svg:width="1cm" svg:height="0.645cm" svg:x="20.9cm" svg:y="14cm">
          <draw:text-box>
            <text:p text:style-name="P5">1</text:p>
          </draw:text-box>
        </draw:frame>
      </draw:page>
      <draw:page draw:name="page7" draw:style-name="dp1" draw:master-page-name="Default">
        <draw:custom-shape draw:style-name="gr2" draw:text-style-name="P2" draw:layer="layout" svg:width="2.333cm" svg:height="0.667cm" svg:x="0.5cm" svg:y="1.3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33cm" svg:height="2.333cm" svg:x="0.5cm" svg:y="2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666cm" svg:x="3.833cm" svg:y="3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cm" svg:height="0.645cm" svg:x="5cm" svg:y="5.855cm">
          <draw:text-box>
            <text:p text:style-name="P5">1</text:p>
          </draw:text-box>
        </draw:frame>
        <draw:frame draw:style-name="gr6" draw:text-style-name="P6" draw:layer="layout" svg:width="1cm" svg:height="0.645cm" svg:x="5cm" svg:y="4.855cm">
          <draw:text-box>
            <text:p text:style-name="P5">N</text:p>
          </draw:text-box>
        </draw:frame>
        <draw:frame draw:style-name="gr6" draw:text-style-name="P6" draw:layer="layout" svg:width="1.5cm" svg:height="0.645cm" svg:x="3.5cm" svg:y="4.855cm">
          <draw:text-box>
            <text:p text:style-name="P5">(0,N)</text:p>
          </draw:text-box>
        </draw:frame>
        <draw:frame draw:style-name="gr6" draw:text-style-name="P6" draw:layer="layout" svg:width="1.5cm" svg:height="0.645cm" svg:x="2cm" svg:y="4.855cm">
          <draw:text-box>
            <text:p text:style-name="P5">(1,N)</text:p>
          </draw:text-box>
        </draw:frame>
        <draw:frame draw:style-name="gr6" draw:text-style-name="P6" draw:layer="layout" svg:width="1.5cm" svg:height="0.645cm" svg:x="0.5cm" svg:y="4.855cm">
          <draw:text-box>
            <text:p text:style-name="P5">(N,N)</text:p>
          </draw:text-box>
        </draw:frame>
        <draw:custom-shape draw:style-name="gr7" draw:text-style-name="P7" draw:layer="layout" svg:width="1.666cm" svg:height="0.666cm" svg:x="3.801cm" svg:y="1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6" draw:layer="layout" svg:width="1.5cm" svg:height="0.645cm" svg:x="0.5cm" svg:y="5.855cm">
          <draw:text-box>
            <text:p text:style-name="P5">(0,1)</text:p>
          </draw:text-box>
        </draw:frame>
        <draw:frame draw:style-name="gr6" draw:text-style-name="P6" draw:layer="layout" svg:width="1.5cm" svg:height="0.645cm" svg:x="2cm" svg:y="5.855cm">
          <draw:text-box>
            <text:p text:style-name="P5">(1,1)</text:p>
          </draw:text-box>
        </draw:frame>
        <draw:frame draw:style-name="gr1" draw:text-style-name="P11" draw:layer="layout" svg:width="5.5cm" svg:height="1cm" svg:x="0cm" svg:y="0cm">
          <draw:text-box>
            <text:p text:style-name="P10"><text:span text:style-name="T3">6. Compra-venta</text:span></text:p>
          </draw:text-box>
        </draw:frame>
        <draw:custom-shape draw:style-name="gr39" draw:text-style-name="P2" draw:layer="layout" svg:width="2.333cm" svg:height="0.667cm" svg:x="5.167cm" svg:y="10.7cm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41" draw:text-style-name="P3" xml:id="id36" draw:id="id36" draw:layer="layout" svg:width="2.333cm" svg:height="2.833cm" svg:x="5.167cm" svg:y="11.367cm">
          <text:p text:style-name="P8"><text:span text:style-name="T1">ID</text:span></text:p>
          <text:p text:style-name="P8">Nombre</text:p>
          <text:p text:style-name="P8">Apellidos</text:p>
          <text:p text:style-name="P8">DNI</text:p>
          <text:p text:style-name="P8">Direccion</text:p>
          <text:p text:style-name="P8">Fecha_Nac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5cm" svg:height="0.667cm" svg:x="13cm" svg:y="11cm">
          <text:p text:style-name="P2">Producto</text:p>
          <draw:enhanced-geometry svg:viewBox="0 0 21600 21600" draw:type="rectangle" draw:enhanced-path="M 0 0 L 21600 0 21600 21600 0 21600 0 0 Z N"/>
        </draw:custom-shape>
        <draw:custom-shape draw:style-name="gr43" draw:text-style-name="P3" xml:id="id34" draw:id="id34" draw:layer="layout" svg:width="3.5cm" svg:height="2.333cm" svg:x="13cm" svg:y="11.667cm">
          <text:p text:style-name="P8"><text:span text:style-name="T1">Codigo_Producto</text:span></text:p>
          <text:p text:style-name="P8">Nombre</text:p>
          <text:p text:style-name="P8">Precio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2.333cm" svg:height="0.667cm" svg:x="22.567cm" svg:y="11.1cm">
          <text:p text:style-name="P2">Proveedor</text:p>
          <draw:enhanced-geometry svg:viewBox="0 0 21600 21600" draw:type="rectangle" draw:enhanced-path="M 0 0 L 21600 0 21600 21600 0 21600 0 0 Z N"/>
        </draw:custom-shape>
        <draw:custom-shape draw:style-name="gr44" draw:text-style-name="P3" xml:id="id33" draw:id="id33" draw:layer="layout" svg:width="2.333cm" svg:height="2.333cm" svg:x="22.567cm" svg:y="11.767cm">
          <text:p text:style-name="P8"><text:span text:style-name="T1">NIF</text:span></text:p>
          <text:p text:style-name="P8">Nombre</text:p>
          <text:p text:style-name="P8">Direccion</text:p>
          <draw:enhanced-geometry svg:viewBox="0 0 21600 21600" draw:type="rectangle" draw:enhanced-path="M 0 0 L 21600 0 21600 21600 0 21600 0 0 Z N"/>
        </draw:custom-shape>
        <draw:custom-shape draw:style-name="gr45" draw:text-style-name="P7" xml:id="id32" draw:id="id32" draw:layer="layout" svg:width="2.5cm" svg:height="1.166cm" svg:x="18.1cm" svg:y="12.3cm">
          <text:p text:style-name="P12">Suminist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7" xml:id="id35" draw:id="id35" draw:layer="layout" svg:width="2cm" svg:height="1cm" svg:x="9cm" svg:y="12.3cm">
          <text:p text:style-name="P12">Comp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9" draw:layer="layout" svg:x1="20.6cm" svg:y1="12.883cm" svg:x2="22.567cm" svg:y2="12.933cm" draw:start-shape="id32" draw:start-glue-point="7" draw:end-shape="id33" draw:end-glue-point="3" svg:d="M20600 12883h984v50h983" svg:viewBox="0 0 1968 51">
          <text:p/>
        </draw:connector>
        <draw:connector draw:style-name="gr13" draw:text-style-name="P9" draw:layer="layout" svg:x1="18.1cm" svg:y1="12.883cm" svg:x2="16.5cm" svg:y2="12.833cm" draw:start-shape="id32" draw:start-glue-point="5" draw:end-shape="id34" draw:end-glue-point="1" svg:d="M18100 12883h-800v-50h-800" svg:viewBox="0 0 1601 51">
          <text:p/>
        </draw:connector>
        <draw:connector draw:style-name="gr13" draw:text-style-name="P9" draw:layer="layout" svg:x1="13cm" svg:y1="12.833cm" svg:x2="11cm" svg:y2="12.8cm" draw:start-shape="id34" draw:start-glue-point="3" draw:end-shape="id35" draw:end-glue-point="7" svg:d="M13000 12833h-999v-33h-1001" svg:viewBox="0 0 2001 34">
          <text:p/>
        </draw:connector>
        <draw:connector draw:style-name="gr13" draw:text-style-name="P9" draw:layer="layout" svg:x1="9cm" svg:y1="12.8cm" svg:x2="7.5cm" svg:y2="12.783cm" draw:start-shape="id35" draw:start-glue-point="5" draw:end-shape="id36" draw:end-glue-point="1" svg:d="M9000 12800h-750v-17h-750" svg:viewBox="0 0 1501 18">
          <text:p/>
        </draw:connector>
        <draw:frame draw:style-name="gr5" draw:text-style-name="P6" draw:layer="layout" svg:width="1cm" svg:height="0.645cm" svg:x="22cm" svg:y="12.355cm">
          <draw:text-box>
            <text:p text:style-name="P5">1</text:p>
          </draw:text-box>
        </draw:frame>
        <draw:frame draw:style-name="gr6" draw:text-style-name="P6" draw:layer="layout" svg:width="1cm" svg:height="0.645cm" svg:x="16.5cm" svg:y="12.2cm">
          <draw:text-box>
            <text:p text:style-name="P5">N</text:p>
          </draw:text-box>
        </draw:frame>
        <draw:frame draw:style-name="gr6" draw:text-style-name="P6" draw:layer="layout" svg:width="1.5cm" svg:height="0.645cm" svg:x="21.5cm" svg:y="13cm">
          <draw:text-box>
            <text:p text:style-name="P5">(0,N)</text:p>
          </draw:text-box>
        </draw:frame>
        <draw:frame draw:style-name="gr6" draw:text-style-name="P6" draw:layer="layout" svg:width="1.5cm" svg:height="0.645cm" svg:x="16.5cm" svg:y="13cm">
          <draw:text-box>
            <text:p text:style-name="P5">(0,1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" style:family="graphic">
      <style:paragraph-properties style:text-autospace="none"/>
      <style:text-properties fo:font-size="12pt" fo:language="none" fo:country="none" style:font-size-asian="12pt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36M53S</meta:editing-duration>
    <meta:editing-cycles>13</meta:editing-cycles>
    <meta:generator>LibreOffice/7.3.4.2$Windows_X86_64 LibreOffice_project/728fec16bd5f605073805c3c9e7c4212a0120dc5</meta:generator>
    <dc:date>2022-10-05T12:54:41.293000000</dc:date>
    <meta:document-statistic meta:object-count="209"/>
  </office:meta>
</office:document-meta>
</file>